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ec205" officeooo:paragraph-rsid="001ec205"/>
    </style:style>
    <style:style style:name="T1" style:family="text">
      <style:text-properties officeooo:rsid="001fc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5f_OOoComputerComment">// Marius Rejdak</text:span></text:p>
      <text:p text:style-name="P1"><text:span text:style-name="_5f_OOoComputerComment">// Informatyka, mgr, OS1</text:span></text:p>
      <text:p text:style-name="P1"><text:span text:style-name="_5f_OOoComputerComment">//</text:span></text:p>
      <text:p text:style-name="P1"><text:span text:style-name="_5f_OOoComputerComment">// BST.h</text:span></text:p>
      <text:p text:style-name="P1"><text:span text:style-name="_5f_OOoComputerKeyWord"/></text:p>
      <text:p text:style-name="P1"><text:span text:style-name="_5f_OOoComputerKeyWord">#ifndef</text:span> <text:span text:style-name="_5f_OOoComputerIdent">BST_H_INCLUDED</text:span></text:p>
      <text:p text:style-name="P1"><text:span text:style-name="_5f_OOoComputerKeyWord">#define</text:span> <text:span text:style-name="_5f_OOoComputerIdent">BST_H_INCLUDED</text:span></text:p>
      <text:p text:style-name="P1"></text:p>
      <text:p text:style-name="P1"><text:span text:style-name="_5f_OOoComputerKeyWord">#include</text:span> <text:span text:style-name="_5f_OOoComputerKeyWord">&lt;</text:span><text:span text:style-name="_5f_OOoComputerIdent">memory</text:span><text:span text:style-name="_5f_OOoComputerKeyWord">&gt;</text:span></text:p>
      <text:p text:style-name="P1"><text:span text:style-name="_5f_OOoComputerKeyWord">#include</text:span> <text:span text:style-name="_5f_OOoComputerKeyWord">&lt;</text:span><text:span text:style-name="_5f_OOoComputerIdent">functional</text:span><text:span text:style-name="_5f_OOoComputerKeyWord">&gt;</text:span></text:p>
      <text:p text:style-name="P1"></text:p>
      <text:p text:style-name="P1"><text:span text:style-name="_5f_OOoComputerKeyWord">template</text:span> <text:span text:style-name="_5f_OOoComputerKeyWord">&lt;class</text:span> <text:span text:style-name="_5f_OOoComputerIdent">_Key</text:span><text:span text:style-name="_5f_OOoComputerKeyWord">,</text:span> <text:span text:style-name="_5f_OOoComputerKeyWord">class</text:span> <text:span text:style-name="_5f_OOoComputerIdent">_Compare</text:span> <text:span text:style-name="_5f_OOoComputerKeyWord">=</text:span> <text:span text:style-name="_5f_OOoComputerKeyWord">std::</text:span><text:span text:style-name="_5f_OOoComputerIdent">less</text:span><text:span text:style-name="_5f_OOoComputerKeyWord">&lt;</text:span><text:span text:style-name="_5f_OOoComputerIdent">_Key</text:span><text:span text:style-name="_5f_OOoComputerKeyWord">&gt;</text:span> <text:span text:style-name="_5f_OOoComputerKeyWord">&gt;</text:span></text:p>
      <text:p text:style-name="P1"><text:span text:style-name="_5f_OOoComputerKeyWord">class</text:span> <text:span text:style-name="_5f_OOoComputerIdent">BST</text:span> <text:span text:style-name="_5f_OOoComputerKeyWord">{</text:span></text:p>
      <text:p text:style-name="P1"><text:span text:style-name="_5f_OOoComputerKeyWord">public:</text:span></text:p>
      <text:p text:style-name="P1"><text:s text:c="4"/><text:span text:style-name="_5f_OOoComputerKeyWord">typedef</text:span> <text:span text:style-name="_5f_OOoComputerIdent">_Key</text:span> <text:span text:style-name="_5f_OOoComputerIdent">key_type</text:span><text:span text:style-name="_5f_OOoComputerKeyWord">;</text:span></text:p>
      <text:p text:style-name="P1"><text:s text:c="4"/><text:span text:style-name="_5f_OOoComputerKeyWord">typedef</text:span> <text:span text:style-name="_5f_OOoComputerIdent">_Compare</text:span> <text:span text:style-name="_5f_OOoComputerIdent">key_compare</text:span><text:span text:style-name="_5f_OOoComputerKeyWord">;</text:span></text:p>
      <text:p text:style-name="P1"></text:p>
      <text:p text:style-name="P1"><text:s text:c="4"/><text:span text:style-name="_5f_OOoComputerIdent">BST</text:span><text:span text:style-name="_5f_OOoComputerKeyWord">(const</text:span> <text:span text:style-name="_5f_OOoComputerIdent">key_compare</text:span><text:span text:style-name="_5f_OOoComputerKeyWord">&amp;</text:span> <text:span text:style-name="_5f_OOoComputerIdent">comp</text:span> <text:span text:style-name="_5f_OOoComputerKeyWord">=</text:span> <text:span text:style-name="_5f_OOoComputerIdent">key_compare</text:span><text:span text:style-name="_5f_OOoComputerKeyWord">());</text:span></text:p>
      <text:p text:style-name="P1"><text:s text:c="4"/><text:span text:style-name="_5f_OOoComputerKeyWord">bool</text:span> <text:span text:style-name="_5f_OOoComputerIdent">insert</text:span><text:span text:style-name="_5f_OOoComputerKeyWord">(</text:span><text:span text:style-name="_5f_OOoComputerIdent">key_type</text:span> <text:span text:style-name="_5f_OOoComputerIdent">value</text:span><text:span text:style-name="_5f_OOoComputerKeyWord">);</text:span></text:p>
      <text:p text:style-name="P1"><text:s text:c="4"/><text:span text:style-name="_5f_OOoComputerKeyWord">bool</text:span> <text:span text:style-name="_5f_OOoComputerIdent">find</text:span><text:span text:style-name="_5f_OOoComputerKeyWord">(</text:span><text:span text:style-name="_5f_OOoComputerIdent">key_type</text:span> <text:span text:style-name="_5f_OOoComputerIdent">value</text:span><text:span text:style-name="_5f_OOoComputerKeyWord">);</text:span></text:p>
      <text:p text:style-name="P1"><text:s text:c="4"/><text:span text:style-name="_5f_OOoComputerKeyWord">bool</text:span> <text:span text:style-name="_5f_OOoComputerIdent">erase</text:span><text:span text:style-name="_5f_OOoComputerKeyWord">(</text:span><text:span text:style-name="_5f_OOoComputerIdent">key_type</text:span> <text:span text:style-name="_5f_OOoComputerIdent">value</text:span><text:span text:style-name="_5f_OOoComputerKeyWord">);</text:span></text:p>
      <text:p text:style-name="P1"><text:s text:c="4"/><text:span text:style-name="_5f_OOoComputerIdent">key_type</text:span><text:span text:style-name="_5f_OOoComputerKeyWord">&amp;</text:span> <text:span text:style-name="_5f_OOoComputerIdent">min</text:span><text:span text:style-name="_5f_OOoComputerKeyWord">(void);</text:span></text:p>
      <text:p text:style-name="P1"><text:s text:c="4"/><text:span text:style-name="_5f_OOoComputerIdent">key_type</text:span><text:span text:style-name="_5f_OOoComputerKeyWord">&amp;</text:span> <text:span text:style-name="_5f_OOoComputerIdent">max</text:span><text:span text:style-name="_5f_OOoComputerKeyWord">(void);</text:span></text:p>
      <text:p text:style-name="P1"><text:span text:style-name="_5f_OOoComputerKeyWord">private:</text:span></text:p>
      <text:p text:style-name="P1"><text:s text:c="4"/><text:span text:style-name="_5f_OOoComputerKeyWord">const</text:span> <text:span text:style-name="_5f_OOoComputerIdent">key_compare</text:span><text:span text:style-name="_5f_OOoComputerKeyWord">&amp;</text:span> <text:span text:style-name="_5f_OOoComputerIdent">comp</text:span><text:span text:style-name="_5f_OOoComputerKeyWord">;</text:span></text:p>
      <text:p text:style-name="P1"><text:s text:c="4"/><text:span text:style-name="_5f_OOoComputerKeyWord">class</text:span> <text:span text:style-name="_5f_OOoComputerIdent">Node</text:span> <text:span text:style-name="_5f_OOoComputerKeyWord">{</text:span></text:p>
      <text:p text:style-name="P1"><text:s text:c="4"/><text:span text:style-name="_5f_OOoComputerKeyWord">public:</text:span></text:p>
      <text:p text:style-name="P1"><text:s text:c="8"/><text:span text:style-name="_5f_OOoComputerIdent">Node</text:span><text:span text:style-name="_5f_OOoComputerKeyWord">(</text:span><text:span text:style-name="_5f_OOoComputerIdent">key_type</text:span> <text:span text:style-name="_5f_OOoComputerIdent">x</text:span><text:span text:style-name="_5f_OOoComputerKeyWord">);</text:span></text:p>
      <text:p text:style-name="P1"><text:s text:c="8"/><text:span text:style-name="_5f_OOoComputerIdent">key_type</text:span><text:span text:style-name="_5f_OOoComputerKeyWord">&amp;</text:span> <text:span text:style-name="_5f_OOoComputerIdent">min</text:span><text:span text:style-name="_5f_OOoComputerKeyWord">();</text:span></text:p>
      <text:p text:style-name="P1"><text:s text:c="8"/><text:span text:style-name="_5f_OOoComputerIdent">key_type</text:span><text:span text:style-name="_5f_OOoComputerKeyWord">&amp;</text:span> <text:span text:style-name="_5f_OOoComputerIdent">max</text:span><text:span text:style-name="_5f_OOoComputerKeyWord">();</text:span></text:p>
      <text:p text:style-name="P1"><text:s text:c="8"/><text:span text:style-name="_5f_OOoComputerIdent">key_type</text:span> <text:span text:style-name="_5f_OOoComputerIdent">value</text:span><text:span text:style-name="_5f_OOoComputerKeyWord">;</text:span></text:p>
      <text:p text:style-name="P1"><text:s text:c="8"/><text:span text:style-name="_5f_OOoComputerKeyWord">std::</text:span><text:span text:style-name="_5f_OOoComputerIdent">shared_ptr</text:span><text:span text:style-name="_5f_OOoComputerKeyWord">&lt;</text:span><text:span text:style-name="_5f_OOoComputerIdent">Node</text:span><text:span text:style-name="_5f_OOoComputerKeyWord">&gt;</text:span> <text:span text:style-name="_5f_OOoComputerIdent">parent</text:span><text:span text:style-name="_5f_OOoComputerKeyWord">;</text:span></text:p>
      <text:p text:style-name="P1"><text:s text:c="8"/><text:span text:style-name="_5f_OOoComputerKeyWord">std::</text:span><text:span text:style-name="_5f_OOoComputerIdent">shared_ptr</text:span><text:span text:style-name="_5f_OOoComputerKeyWord">&lt;</text:span><text:span text:style-name="_5f_OOoComputerIdent">Node</text:span><text:span text:style-name="_5f_OOoComputerKeyWord">&gt;</text:span> <text:span text:style-name="_5f_OOoComputerIdent">left</text:span><text:span text:style-name="_5f_OOoComputerKeyWord">;</text:span></text:p>
      <text:p text:style-name="P1"><text:s text:c="8"/><text:span text:style-name="_5f_OOoComputerKeyWord">std::</text:span><text:span text:style-name="_5f_OOoComputerIdent">shared_ptr</text:span><text:span text:style-name="_5f_OOoComputerKeyWord">&lt;</text:span><text:span text:style-name="_5f_OOoComputerIdent">Node</text:span><text:span text:style-name="_5f_OOoComputerKeyWord">&gt;</text:span> <text:span text:style-name="_5f_OOoComputerIdent">right</text:span><text:span text:style-name="_5f_OOoComputerKeyWord">;</text:span></text:p>
      <text:p text:style-name="P1"><text:s text:c="4"/><text:span text:style-name="_5f_OOoComputerKeyWord">};</text:span></text:p>
      <text:p text:style-name="P1"><text:s text:c="4"/><text:span text:style-name="_5f_OOoComputerKeyWord">typedef</text:span> <text:span text:style-name="_5f_OOoComputerKeyWord">std::</text:span><text:span text:style-name="_5f_OOoComputerIdent">shared_ptr</text:span><text:span text:style-name="_5f_OOoComputerKeyWord">&lt;</text:span><text:span text:style-name="_5f_OOoComputerIdent">Node</text:span><text:span text:style-name="_5f_OOoComputerKeyWord">&gt;</text:span> <text:span text:style-name="_5f_OOoComputerIdent">shared_ptr</text:span><text:span text:style-name="_5f_OOoComputerKeyWord">;</text:span></text:p>
      <text:p text:style-name="P1"><text:s text:c="4"/><text:span text:style-name="_5f_OOoComputerIdent">shared_ptr</text:span> <text:span text:style-name="_5f_OOoComputerIdent">root</text:span><text:span text:style-name="_5f_OOoComputerKeyWord">;</text:span></text:p>
      <text:p text:style-name="P1"></text:p>
      <text:p text:style-name="P1"><text:s text:c="4"/><text:span text:style-name="_5f_OOoComputerKeyWord">inline</text:span> <text:span text:style-name="_5f_OOoComputerKeyWord">bool</text:span> <text:span text:style-name="_5f_OOoComputerIdent">compe</text:span><text:span text:style-name="_5f_OOoComputerKeyWord">(</text:span><text:span text:style-name="_5f_OOoComputerIdent">key_type</text:span> <text:span text:style-name="_5f_OOoComputerIdent">v1</text:span><text:span text:style-name="_5f_OOoComputerKeyWord">,</text:span> <text:span text:style-name="_5f_OOoComputerIdent">key_type</text:span> <text:span text:style-name="_5f_OOoComputerIdent">v2</text:span><text:span text:style-name="_5f_OOoComputerKeyWord">)</text:span> <text:span text:style-name="_5f_OOoComputerKeyWord">{</text:span> <text:span text:style-name="_5f_OOoComputerKeyWord">return</text:span> <text:span text:style-name="_5f_OOoComputerKeyWord">!(</text:span><text:span text:style-name="_5f_OOoComputerIdent">comp</text:span><text:span text:style-name="_5f_OOoComputerKeyWord">(</text:span><text:span text:style-name="_5f_OOoComputerIdent">v1</text:span><text:span text:style-name="_5f_OOoComputerKeyWord">,</text:span><text:span text:style-name="_5f_OOoComputerIdent">v2</text:span><text:span text:style-name="_5f_OOoComputerKeyWord">)</text:span> <text:span text:style-name="_5f_OOoComputerKeyWord">||</text:span> <text:span text:style-name="_5f_OOoComputerIdent">comp</text:span><text:span text:style-name="_5f_OOoComputerKeyWord">(</text:span><text:span text:style-name="_5f_OOoComputerIdent">v2</text:span><text:span text:style-name="_5f_OOoComputerKeyWord">,</text:span><text:span text:style-name="_5f_OOoComputerIdent">v1</text:span><text:span text:style-name="_5f_OOoComputerKeyWord">));</text:span> <text:span text:style-name="_5f_OOoComputerKeyWord">}</text:span></text:p>
      <text:p text:style-name="P1"><text:s text:c="4"/><text:span text:style-name="_5f_OOoComputerIdent">shared_ptr</text:span> <text:span text:style-name="_5f_OOoComputerIdent">next</text:span><text:span text:style-name="_5f_OOoComputerKeyWord">(</text:span><text:span text:style-name="_5f_OOoComputerIdent">shared_ptr</text:span> <text:span text:style-name="_5f_OOoComputerIdent">x</text:span><text:span text:style-name="_5f_OOoComputerKeyWord">);</text:span></text:p>
      <text:p text:style-name="P1"><text:s text:c="4"/><text:span text:style-name="_5f_OOoComputerIdent">shared_ptr</text:span> <text:span text:style-name="_5f_OOoComputerIdent">getNode</text:span><text:span text:style-name="_5f_OOoComputerKeyWord">(</text:span><text:span text:style-name="_5f_OOoComputerIdent">key_type</text:span> <text:span text:style-name="_5f_OOoComputerIdent">value</text:span><text:span text:style-name="_5f_OOoComputerKeyWord">);</text:span></text:p>
      <text:p text:style-name="P1"><text:span text:style-name="_5f_OOoComputerKeyWord">};</text:span></text:p>
      <text:p text:style-name="P1"></text:p>
      <text:p text:style-name="P1"><text:span text:style-name="_5f_OOoComputerKeyWord">#endif</text:span> <text:span text:style-name="_5f_OOoComputerComment">// BST_H_INCLUDED</text:span></text:p>
      <text:p text:style-name="P1"><text:span text:style-name="_5f_OOoComputerComment"/></text:p>
      <text:p text:style-name="P1"><text:soft-page-break/><text:span text:style-name="_5f_OOoComputerComment">// Marius Rejdak</text:span></text:p>
      <text:p text:style-name="P1"><text:span text:style-name="_5f_OOoComputerComment">// Informatyka, mgr, OS1</text:span></text:p>
      <text:p text:style-name="P1"><text:span text:style-name="_5f_OOoComputerComment">//</text:span></text:p>
      <text:p text:style-name="P1"><text:span text:style-name="_5f_OOoComputerComment">// BST.</text:span><text:span text:style-name="_5f_OOoComputerComment"><text:span text:style-name="T1">cpp</text:span></text:span></text:p>
      <text:p text:style-name="P1"><text:span text:style-name="_5f_OOoComputerKeyWord"/></text:p>
      <text:p text:style-name="P1"><text:span text:style-name="_5f_OOoComputerKeyWord">#include</text:span><text:span text:style-name="_5f_OOoComputerComment"> </text:span><text:span text:style-name="_5f_OOoComputerLiteral">"bst.h"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BST</text:span><text:span text:style-name="_5f_OOoComputerKeyWord">(const</text:span><text:span text:style-name="_5f_OOoComputerComment"> </text:span><text:span text:style-name="_5f_OOoComputerIdent">_Compare</text:span><text:span text:style-name="_5f_OOoComputerKeyWord">&amp;</text:span><text:span text:style-name="_5f_OOoComputerComment"> </text:span><text:span text:style-name="_5f_OOoComputerIdent">comp</text:span><text:span text:style-name="_5f_OOoComputerKeyWord">)</text:span><text:span text:style-name="_5f_OOoComputerComment"> </text:span><text:span text:style-name="_5f_OOoComputerKeyWord">:</text:span><text:span text:style-name="_5f_OOoComputerComment"> </text:span><text:span text:style-name="_5f_OOoComputerIdent">comp</text:span><text:span text:style-name="_5f_OOoComputerKeyWord">(</text:span><text:span text:style-name="_5f_OOoComputerIdent">comp</text:span><text:span text:style-name="_5f_OOoComputerKeyWord">),</text:span><text:span text:style-name="_5f_OOoComputerComment"> </text:span><text:span text:style-name="_5f_OOoComputerIdent">root</text:span><text:span text:style-name="_5f_OOoComputerKeyWord">(nullptr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//empty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bool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insert</text:span><text:span text:style-name="_5f_OOoComputerKeyWord">(</text:span><text:span text:style-name="_5f_OOoComputerIdent">_Key</text:span><text:span text:style-name="_5f_OOoComputerComment"> </text:span><text:span text:style-name="_5f_OOoComputerIdent">value</text:span><text:span text:style-name="_5f_OOoComputerKeyWord">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</text:span><text:span text:style-name="_5f_OOoComputerIdent">find</text:span><text:span text:style-name="_5f_OOoComputerKeyWord">(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KeyWord">false;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4"/></text:span><text:span text:style-name="_5f_OOoComputerIdent">shared_ptr</text:span><text:span text:style-name="_5f_OOoComputerComment"> </text:span><text:span text:style-name="_5f_OOoComputerIdent">e</text:span><text:span text:style-name="_5f_OOoComputerComment"> </text:span><text:span text:style-name="_5f_OOoComputerKeyWord">=</text:span><text:span text:style-name="_5f_OOoComputerComment"> </text:span><text:span text:style-name="_5f_OOoComputerIdent">shared_ptr</text:span><text:span text:style-name="_5f_OOoComputerKeyWord">(new</text:span><text:span text:style-name="_5f_OOoComputerComment"> </text:span><text:span text:style-name="_5f_OOoComputerIdent">Node</text:span><text:span text:style-name="_5f_OOoComputerKeyWord">(</text:span><text:span text:style-name="_5f_OOoComputerIdent">value</text:span><text:span text:style-name="_5f_OOoComputerKeyWord">)),</text:span><text:span text:style-name="_5f_OOoComputerComment"> 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KeyWord">nullptr,</text:span><text:span text:style-name="_5f_OOoComputerComment"> 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root</text:span><text:span text:style-name="_5f_OOoComputerKeyWord">;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4"/></text:span><text:span text:style-name="_5f_OOoComputerKeyWord">while</text:span><text:span text:style-name="_5f_OOoComputerComment"> </text:span><text:span text:style-name="_5f_OOoComputerKeyWord">(</text:span><text:span text:style-name="_5f_OOoComputerIdent">x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comp</text:span><text:span text:style-name="_5f_OOoComputerKeyWord">(</text:span><text:span text:style-name="_5f_OOoComputerIdent">e</text:span><text:span text:style-name="_5f_OOoComputerKeyWord">-&gt;</text:span><text:span text:style-name="_5f_OOoComputerIdent">value</text:span><text:span text:style-name="_5f_OOoComputerKeyWord">,</text:span><text:span text:style-name="_5f_OOoComputerComment"> </text:span><text:span text:style-name="_5f_OOoComputerIdent">x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lef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right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Ident">e</text:span><text:span text:style-name="_5f_OOoComputerKeyWord">-&gt;</text:span><text:span text:style-name="_5f_OOoComputerIdent">parent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;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</text:span><text:span text:style-name="_5f_OOoComputerIdent">y</text:span><text:span text:style-name="_5f_OOoComputerComment"> </text:span><text:span text:style-name="_5f_OOoComputerKeyWord">=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Ident">root</text:span><text:span text:style-name="_5f_OOoComputerComment"> </text:span><text:span text:style-name="_5f_OOoComputerKeyWord">=</text:span><text:span text:style-name="_5f_OOoComputerComment"> </text:span><text:span text:style-name="_5f_OOoComputerIdent">e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KeyWord">else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comp</text:span><text:span text:style-name="_5f_OOoComputerKeyWord">(</text:span><text:span text:style-name="_5f_OOoComputerIdent">e</text:span><text:span text:style-name="_5f_OOoComputerKeyWord">-&gt;</text:span><text:span text:style-name="_5f_OOoComputerIdent">value</text:span><text:span text:style-name="_5f_OOoComputerKeyWord">,</text:span><text:span text:style-name="_5f_OOoComputerComment"> </text:span><text:span text:style-name="_5f_OOoComputerIdent">y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12"/></text:span><text:span text:style-name="_5f_OOoComputerIdent">y</text:span><text:span text:style-name="_5f_OOoComputerKeyWord">-&gt;</text:span><text:span text:style-name="_5f_OOoComputerIdent">left</text:span><text:span text:style-name="_5f_OOoComputerComment"> </text:span><text:span text:style-name="_5f_OOoComputerKeyWord">=</text:span><text:span text:style-name="_5f_OOoComputerComment"> </text:span><text:span text:style-name="_5f_OOoComputerIdent">e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12"/></text:span><text:span text:style-name="_5f_OOoComputerIdent">y</text:span><text:span text:style-name="_5f_OOoComputerKeyWord">-&gt;</text:span><text:span text:style-name="_5f_OOoComputerIdent">right</text:span><text:span text:style-name="_5f_OOoComputerComment"> </text:span><text:span text:style-name="_5f_OOoComputerKeyWord">=</text:span><text:span text:style-name="_5f_OOoComputerComment"> </text:span><text:span text:style-name="_5f_OOoComputerIdent">e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KeyWord">return</text:span><text:span text:style-name="_5f_OOoComputerComment"> </text:span><text:span text:style-name="_5f_OOoComputerKeyWord">true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bool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find</text:span><text:span text:style-name="_5f_OOoComputerKeyWord">(</text:span><text:span text:style-name="_5f_OOoComputerIdent">_Key</text:span><text:span text:style-name="_5f_OOoComputerComment"> </text:span><text:span text:style-name="_5f_OOoComputerIdent">value</text:span><text:span text:style-name="_5f_OOoComputerKeyWord">)</text:span><text:span text:style-name="_5f_OOoComputerComment"></text:span></text:p>
      <text:p text:style-name="P1"><text:soft-page-break/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Ident">shared_ptr</text:span><text:span text:style-name="_5f_OOoComputerComment"> 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root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while</text:span><text:span text:style-name="_5f_OOoComputerComment"> </text:span><text:span text:style-name="_5f_OOoComputerKeyWord">((</text:span><text:span text:style-name="_5f_OOoComputerIdent">x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 </text:span><text:span text:style-name="_5f_OOoComputerKeyWord">&amp;&amp;</text:span><text:span text:style-name="_5f_OOoComputerComment"> </text:span><text:span text:style-name="_5f_OOoComputerKeyWord">!</text:span><text:span text:style-name="_5f_OOoComputerIdent">compe</text:span><text:span text:style-name="_5f_OOoComputerKeyWord">(</text:span><text:span text:style-name="_5f_OOoComputerIdent">value</text:span><text:span text:style-name="_5f_OOoComputerKeyWord">,</text:span><text:span text:style-name="_5f_OOoComputerComment"> </text:span><text:span text:style-name="_5f_OOoComputerIdent">x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comp</text:span><text:span text:style-name="_5f_OOoComputerKeyWord">(</text:span><text:span text:style-name="_5f_OOoComputerIdent">value</text:span><text:span text:style-name="_5f_OOoComputerKeyWord">,</text:span><text:span text:style-name="_5f_OOoComputerComment"> </text:span><text:span text:style-name="_5f_OOoComputerIdent">x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lef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right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KeyWord">return</text:span><text:span text:style-name="_5f_OOoComputerComment"> </text:span><text:span text:style-name="_5f_OOoComputerKeyWord">!((</text:span><text:span text:style-name="_5f_OOoComputerIdent">x</text:span><text:span text:style-name="_5f_OOoComputerComment"> </text:span><text:span text:style-name="_5f_OOoComputerKeyWord">==</text:span><text:span text:style-name="_5f_OOoComputerComment"> </text:span><text:span text:style-name="_5f_OOoComputerKeyWord">nullptr)</text:span><text:span text:style-name="_5f_OOoComputerComment"> </text:span><text:span text:style-name="_5f_OOoComputerKeyWord">||</text:span><text:span text:style-name="_5f_OOoComputerComment"> </text:span><text:span text:style-name="_5f_OOoComputerKeyWord">!</text:span><text:span text:style-name="_5f_OOoComputerIdent">compe</text:span><text:span text:style-name="_5f_OOoComputerKeyWord">(</text:span><text:span text:style-name="_5f_OOoComputerIdent">x</text:span><text:span text:style-name="_5f_OOoComputerKeyWord">-&gt;</text:span><text:span text:style-name="_5f_OOoComputerIdent">value</text:span><text:span text:style-name="_5f_OOoComputerKeyWord">,</text:span><text:span text:style-name="_5f_OOoComputerComment"> </text:span><text:span text:style-name="_5f_OOoComputerIdent">value</text:span><text:span text:style-name="_5f_OOoComputerKeyWord">))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bool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erase</text:span><text:span text:style-name="_5f_OOoComputerKeyWord">(</text:span><text:span text:style-name="_5f_OOoComputerIdent">_Key</text:span><text:span text:style-name="_5f_OOoComputerComment"> </text:span><text:span text:style-name="_5f_OOoComputerIdent">value</text:span><text:span text:style-name="_5f_OOoComputerKeyWord">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Ident">shared_ptr</text:span><text:span text:style-name="_5f_OOoComputerComment"> 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KeyWord">nullptr;</text:span><text:span text:style-name="_5f_OOoComputerComment"></text:span></text:p>
      <text:p text:style-name="P1"><text:span text:style-name="_5f_OOoComputerComment"><text:s text:c="4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getNode</text:span><text:span text:style-name="_5f_OOoComputerKeyWord">(</text:span><text:span text:style-name="_5f_OOoComputerIdent">value</text:span><text:span text:style-name="_5f_OOoComputerKeyWord">);</text:span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(</text:span><text:span text:style-name="_5f_OOoComputerIdent">x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 </text:span><text:span text:style-name="_5f_OOoComputerKeyWord">&amp;&amp;</text:span><text:span text:style-name="_5f_OOoComputerComment"> </text:span><text:span text:style-name="_5f_OOoComputerIdent">compe</text:span><text:span text:style-name="_5f_OOoComputerKeyWord">(</text:span><text:span text:style-name="_5f_OOoComputerIdent">x</text:span><text:span text:style-name="_5f_OOoComputerKeyWord">-&gt;</text:span><text:span text:style-name="_5f_OOoComputerIdent">value</text:span><text:span text:style-name="_5f_OOoComputerKeyWord">,</text:span><text:span text:style-name="_5f_OOoComputerComment"> 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Ident">shared_ptr</text:span><text:span text:style-name="_5f_OOoComputerComment"> 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KeyWord">nullptr;</text:span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(</text:span><text:span text:style-name="_5f_OOoComputerIdent">x</text:span><text:span text:style-name="_5f_OOoComputerKeyWord">-&gt;</text:span><text:span text:style-name="_5f_OOoComputerIdent">left</text:span><text:span text:style-name="_5f_OOoComputerComment"> </text:span><text:span text:style-name="_5f_OOoComputerKeyWord">==</text:span><text:span text:style-name="_5f_OOoComputerComment"> </text:span><text:span text:style-name="_5f_OOoComputerKeyWord">nullptr)</text:span><text:span text:style-name="_5f_OOoComputerComment"> </text:span><text:span text:style-name="_5f_OOoComputerKeyWord">||</text:span><text:span text:style-name="_5f_OOoComputerComment"> </text:span><text:span text:style-name="_5f_OOoComputerKeyWord">(</text:span><text:span text:style-name="_5f_OOoComputerIdent">x</text:span><text:span text:style-name="_5f_OOoComputerKeyWord">-&gt;</text:span><text:span text:style-name="_5f_OOoComputerIdent">right</text:span><text:span text:style-name="_5f_OOoComputerComment"> </text:span><text:span text:style-name="_5f_OOoComputerKeyWord">==</text:span><text:span text:style-name="_5f_OOoComputerComment"> </text:span><text:span text:style-name="_5f_OOoComputerKeyWord">nullptr))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Ident">next</text:span><text:span text:style-name="_5f_OOoComputerKeyWord">(</text:span><text:span text:style-name="_5f_OOoComputerIdent">x</text:span><text:span text:style-name="_5f_OOoComputerKeyWord">)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y</text:span><text:span text:style-name="_5f_OOoComputerKeyWord">-&gt;</text:span><text:span text:style-name="_5f_OOoComputerIdent">left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-&gt;</text:span><text:span text:style-name="_5f_OOoComputerIdent">lef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-&gt;</text:span><text:span text:style-name="_5f_OOoComputerIdent">righ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x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KeyWord">-&gt;</text:span><text:span text:style-name="_5f_OOoComputerIdent">parent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-&gt;</text:span><text:span text:style-name="_5f_OOoComputerIdent">paren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y</text:span><text:span text:style-name="_5f_OOoComputerKeyWord">-&gt;</text:span><text:span text:style-name="_5f_OOoComputerIdent">parent</text:span><text:span text:style-name="_5f_OOoComputerComment"> </text:span><text:span text:style-name="_5f_OOoComputerKeyWord">=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root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oft-page-break/><text:span text:style-name="_5f_OOoComputerComment"><text:s text:c="12"/></text:span><text:span text:style-name="_5f_OOoComputerKeyWord">if</text:span><text:span text:style-name="_5f_OOoComputerComment"> </text:span><text:span text:style-name="_5f_OOoComputerKeyWord">(</text:span><text:span text:style-name="_5f_OOoComputerIdent">y</text:span><text:span text:style-name="_5f_OOoComputerComment"> </text:span><text:span text:style-name="_5f_OOoComputerKeyWord">==</text:span><text:span text:style-name="_5f_OOoComputerComment"> </text:span><text:span text:style-name="_5f_OOoComputerIdent">y</text:span><text:span text:style-name="_5f_OOoComputerKeyWord">-&gt;</text:span><text:span text:style-name="_5f_OOoComputerIdent">parent</text:span><text:span text:style-name="_5f_OOoComputerKeyWord">-&gt;</text:span><text:span text:style-name="_5f_OOoComputerIdent">left</text:span><text:span text:style-name="_5f_OOoComputerKeyWord">)</text:span><text:span text:style-name="_5f_OOoComputerComment"></text:span></text:p>
      <text:p text:style-name="P1"><text:span text:style-name="_5f_OOoComputerComment"><text:s text:c="12"/></text:span><text:span text:style-name="_5f_OOoComputerKeyWord">{</text:span><text:span text:style-name="_5f_OOoComputerComment"></text:span></text:p>
      <text:p text:style-name="P1"><text:span text:style-name="_5f_OOoComputerComment"><text:s text:c="16"/></text:span><text:span text:style-name="_5f_OOoComputerIdent">y</text:span><text:span text:style-name="_5f_OOoComputerKeyWord">-&gt;</text:span><text:span text:style-name="_5f_OOoComputerIdent">parent</text:span><text:span text:style-name="_5f_OOoComputerKeyWord">-&gt;</text:span><text:span text:style-name="_5f_OOoComputerIdent">left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Comment"><text:s text:c="12"/></text:span><text:span text:style-name="_5f_OOoComputerKeyWord">}</text:span><text:span text:style-name="_5f_OOoComputerComment"></text:span></text:p>
      <text:p text:style-name="P1"><text:span text:style-name="_5f_OOoComputerComment"><text:s text:c="12"/></text:span><text:span text:style-name="_5f_OOoComputerKeyWord">else</text:span><text:span text:style-name="_5f_OOoComputerComment"> </text:span></text:p>
      <text:p text:style-name="P1"><text:span text:style-name="_5f_OOoComputerComment"><text:s text:c="12"/></text:span><text:span text:style-name="_5f_OOoComputerKeyWord">{</text:span><text:span text:style-name="_5f_OOoComputerComment"></text:span></text:p>
      <text:p text:style-name="P1"><text:span text:style-name="_5f_OOoComputerComment"><text:s text:c="16"/></text:span><text:span text:style-name="_5f_OOoComputerIdent">y</text:span><text:span text:style-name="_5f_OOoComputerKeyWord">-&gt;</text:span><text:span text:style-name="_5f_OOoComputerIdent">parent</text:span><text:span text:style-name="_5f_OOoComputerKeyWord">-&gt;</text:span><text:span text:style-name="_5f_OOoComputerIdent">right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Comment"><text:s text:c="12"/></text:span><text:span text:style-name="_5f_OOoComputerKeyWord">}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KeyWord">true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KeyWord">else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KeyWord">false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key_type</text:span><text:span text:style-name="_5f_OOoComputerKeyWord">&amp;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min</text:span><text:span text:style-name="_5f_OOoComputerKeyWord">(void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return</text:span><text:span text:style-name="_5f_OOoComputerComment"> </text:span><text:span text:style-name="_5f_OOoComputerIdent">root</text:span><text:span text:style-name="_5f_OOoComputerKeyWord">-&gt;</text:span><text:span text:style-name="_5f_OOoComputerIdent">min</text:span><text:span text:style-name="_5f_OOoComputerKeyWord">()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key_type</text:span><text:span text:style-name="_5f_OOoComputerKeyWord">&amp;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max</text:span><text:span text:style-name="_5f_OOoComputerKeyWord">(void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return</text:span><text:span text:style-name="_5f_OOoComputerComment"> </text:span><text:span text:style-name="_5f_OOoComputerIdent">root</text:span><text:span text:style-name="_5f_OOoComputerKeyWord">-&gt;</text:span><text:span text:style-name="_5f_OOoComputerIdent">max</text:span><text:span text:style-name="_5f_OOoComputerKeyWord">()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shared_ptr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next</text:span><text:span text:style-name="_5f_OOoComputerKeyWord">(</text:span><text:span text:style-name="_5f_OOoComputerIdent">shared_ptr</text:span><text:span text:style-name="_5f_OOoComputerComment"> </text:span><text:span text:style-name="_5f_OOoComputerIdent">x</text:span><text:span text:style-name="_5f_OOoComputerKeyWord">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</text:span><text:span text:style-name="_5f_OOoComputerIdent">x</text:span><text:span text:style-name="_5f_OOoComputerKeyWord">-&gt;</text:span><text:span text:style-name="_5f_OOoComputerIdent">right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7"/></text:span><text:span text:style-name="_5f_OOoComputerKeyWord">return</text:span><text:span text:style-name="_5f_OOoComputerComment"> </text:span><text:span text:style-name="_5f_OOoComputerIdent">getNode</text:span><text:span text:style-name="_5f_OOoComputerKeyWord">(</text:span><text:span text:style-name="_5f_OOoComputerIdent">x</text:span><text:span text:style-name="_5f_OOoComputerKeyWord">-&gt;</text:span><text:span text:style-name="_5f_OOoComputerIdent">right</text:span><text:span text:style-name="_5f_OOoComputerKeyWord">-&gt;</text:span><text:span text:style-name="_5f_OOoComputerIdent">min</text:span><text:span text:style-name="_5f_OOoComputerKeyWord">());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Ident">shared_ptr</text:span><text:span text:style-name="_5f_OOoComputerComment"> 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parent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while</text:span><text:span text:style-name="_5f_OOoComputerComment"> </text:span><text:span text:style-name="_5f_OOoComputerKeyWord">((</text:span><text:span text:style-name="_5f_OOoComputerIdent">y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 </text:span><text:span text:style-name="_5f_OOoComputerKeyWord">&amp;&amp;</text:span><text:span text:style-name="_5f_OOoComputerComment"> </text:span><text:span text:style-name="_5f_OOoComputerKeyWord">(</text:span><text:span text:style-name="_5f_OOoComputerIdent">x</text:span><text:span text:style-name="_5f_OOoComputerComment"> </text:span><text:span text:style-name="_5f_OOoComputerKeyWord">==</text:span><text:span text:style-name="_5f_OOoComputerComment"> </text:span><text:span text:style-name="_5f_OOoComputerIdent">y</text:span><text:span text:style-name="_5f_OOoComputerKeyWord">-&gt;</text:span><text:span text:style-name="_5f_OOoComputerIdent">right</text:span><text:span text:style-name="_5f_OOoComputerKeyWord">)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Ident">y</text:span><text:span text:style-name="_5f_OOoComputerComment"> </text:span><text:span text:style-name="_5f_OOoComputerKeyWord">=</text:span><text:span text:style-name="_5f_OOoComputerComment"> </text:span><text:span text:style-name="_5f_OOoComputerIdent">y</text:span><text:span text:style-name="_5f_OOoComputerKeyWord">-&gt;</text:span><text:span text:style-name="_5f_OOoComputerIdent">parent</text:span><text:span text:style-name="_5f_OOoComputerKeyWord">;</text:span><text:span text:style-name="_5f_OOoComputerComment"></text:span></text:p>
      <text:p text:style-name="P1"><text:span text:style-name="_5f_OOoComputerComment"><text:s text:c="3"/></text:span><text:span text:style-name="_5f_OOoComputerKeyWord">}</text:span><text:span text:style-name="_5f_OOoComputerComment"></text:span></text:p>
      <text:p text:style-name="P1"><text:span text:style-name="_5f_OOoComputerComment"><text:s text:c="3"/></text:span><text:span text:style-name="_5f_OOoComputerKeyWord">return</text:span><text:span text:style-name="_5f_OOoComputerComment"> </text:span><text:span text:style-name="_5f_OOoComputerIdent">y</text:span><text:span text:style-name="_5f_OOoComputerKeyWord">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shared_ptr</text:span><text:span text:style-name="_5f_OOoComputerComment"> </text:span><text:soft-page-break/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getNode</text:span><text:span text:style-name="_5f_OOoComputerKeyWord">(</text:span><text:span text:style-name="_5f_OOoComputerIdent">key_type</text:span><text:span text:style-name="_5f_OOoComputerComment"> </text:span><text:span text:style-name="_5f_OOoComputerIdent">value</text:span><text:span text:style-name="_5f_OOoComputerKeyWord">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Ident">shared_ptr</text:span><text:span text:style-name="_5f_OOoComputerComment"> 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root</text:span><text:span text:style-name="_5f_OOoComputerKeyWord">;</text:span><text:span text:style-name="_5f_OOoComputerComment"></text:span></text:p>
      <text:p text:style-name="P1"><text:span text:style-name="_5f_OOoComputerComment"><text:s text:c="4"/></text:span><text:span text:style-name="_5f_OOoComputerKeyWord">while</text:span><text:span text:style-name="_5f_OOoComputerComment"> </text:span><text:span text:style-name="_5f_OOoComputerKeyWord">((</text:span><text:span text:style-name="_5f_OOoComputerIdent">x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 </text:span><text:span text:style-name="_5f_OOoComputerKeyWord">&amp;&amp;</text:span><text:span text:style-name="_5f_OOoComputerComment"> </text:span><text:span text:style-name="_5f_OOoComputerKeyWord">!</text:span><text:span text:style-name="_5f_OOoComputerIdent">compe</text:span><text:span text:style-name="_5f_OOoComputerKeyWord">(</text:span><text:span text:style-name="_5f_OOoComputerIdent">value</text:span><text:span text:style-name="_5f_OOoComputerKeyWord">,</text:span><text:span text:style-name="_5f_OOoComputerComment"> </text:span><text:span text:style-name="_5f_OOoComputerIdent">x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4"/></text:span><text:span text:style-name="_5f_OOoComputerKeyWord">{</text:span><text:span text:style-name="_5f_OOoComputerComment"></text:span></text:p>
      <text:p text:style-name="P1"><text:span text:style-name="_5f_OOoComputerComment"><text:s text:c="8"/></text:span><text:span text:style-name="_5f_OOoComputerKeyWord">if</text:span><text:span text:style-name="_5f_OOoComputerComment"> </text:span><text:span text:style-name="_5f_OOoComputerKeyWord">(</text:span><text:span text:style-name="_5f_OOoComputerIdent">comp</text:span><text:span text:style-name="_5f_OOoComputerKeyWord">(</text:span><text:span text:style-name="_5f_OOoComputerIdent">value</text:span><text:span text:style-name="_5f_OOoComputerKeyWord">,</text:span><text:span text:style-name="_5f_OOoComputerComment"> </text:span><text:span text:style-name="_5f_OOoComputerIdent">x</text:span><text:span text:style-name="_5f_OOoComputerKeyWord">-&gt;</text:span><text:span text:style-name="_5f_OOoComputerIdent">value</text:span><text:span text:style-name="_5f_OOoComputerKeyWord">))</text:span><text:span text:style-name="_5f_OOoComputerComment">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lef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<text:s text:c="8"/></text:span><text:span text:style-name="_5f_OOoComputerKeyWord">else</text:span><text:span text:style-name="_5f_OOoComputerComment"> </text:span></text:p>
      <text:p text:style-name="P1"><text:span text:style-name="_5f_OOoComputerComment"><text:s text:c="8"/></text:span><text:span text:style-name="_5f_OOoComputerKeyWord">{</text:span><text:span text:style-name="_5f_OOoComputerComment"></text:span></text:p>
      <text:p text:style-name="P1"><text:span text:style-name="_5f_OOoComputerComment"><text:s text:c="12"/></text:span><text:span text:style-name="_5f_OOoComputerIdent">x</text:span><text:span text:style-name="_5f_OOoComputerComment"> </text:span><text:span text:style-name="_5f_OOoComputerKeyWord">=</text:span><text:span text:style-name="_5f_OOoComputerComment"> </text:span><text:span text:style-name="_5f_OOoComputerIdent">x</text:span><text:span text:style-name="_5f_OOoComputerKeyWord">-&gt;</text:span><text:span text:style-name="_5f_OOoComputerIdent">right</text:span><text:span text:style-name="_5f_OOoComputerKeyWord">;</text:span><text:span text:style-name="_5f_OOoComputerComment"></text:span></text:p>
      <text:p text:style-name="P1"><text:span text:style-name="_5f_OOoComputerComment"><text:s text:c="8"/></text:span><text:span text:style-name="_5f_OOoComputerKeyWord">}</text:span><text:span text:style-name="_5f_OOoComputerComment"></text:span></text:p>
      <text:p text:style-name="P1"><text:span text:style-name="_5f_OOoComputerComment"><text:s text:c="4"/></text:span><text:span text:style-name="_5f_OOoComputerKeyWord">}</text:span><text:span text:style-name="_5f_OOoComputerComment"></text:span></text:p>
      <text:p text:style-name="P1"><text:span text:style-name="_5f_OOoComputerComment"><text:s text:c="3"/></text:span><text:span text:style-name="_5f_OOoComputerKeyWord">return</text:span><text:span text:style-name="_5f_OOoComputerComment"> </text:span><text:span text:style-name="_5f_OOoComputerIdent">x</text:span><text:span text:style-name="_5f_OOoComputerKeyWord">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Node</text:span><text:span text:style-name="_5f_OOoComputerKeyWord">::</text:span><text:span text:style-name="_5f_OOoComputerIdent">Node</text:span><text:span text:style-name="_5f_OOoComputerKeyWord">(</text:span><text:span text:style-name="_5f_OOoComputerIdent">key_type</text:span><text:span text:style-name="_5f_OOoComputerComment"> </text:span><text:span text:style-name="_5f_OOoComputerIdent">x</text:span><text:span text:style-name="_5f_OOoComputerKeyWord">)</text:span><text:span text:style-name="_5f_OOoComputerComment"> </text:span><text:span text:style-name="_5f_OOoComputerKeyWord">:</text:span><text:span text:style-name="_5f_OOoComputerComment"> </text:span><text:span text:style-name="_5f_OOoComputerIdent">value</text:span><text:span text:style-name="_5f_OOoComputerKeyWord">(</text:span><text:span text:style-name="_5f_OOoComputerIdent">x</text:span><text:span text:style-name="_5f_OOoComputerKeyWord">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//empty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key_type</text:span><text:span text:style-name="_5f_OOoComputerKeyWord">&amp;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Node</text:span><text:span text:style-name="_5f_OOoComputerKeyWord">::</text:span><text:span text:style-name="_5f_OOoComputerIdent">min</text:span><text:span text:style-name="_5f_OOoComputerKeyWord">(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</text:span><text:span text:style-name="_5f_OOoComputerIdent">left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Ident">left</text:span><text:span text:style-name="_5f_OOoComputerKeyWord">-&gt;</text:span><text:span text:style-name="_5f_OOoComputerIdent">min</text:span><text:span text:style-name="_5f_OOoComputerKeyWord">();</text:span><text:span text:style-name="_5f_OOoComputerComment"></text:span></text:p>
      <text:p text:style-name="P1"><text:span text:style-name="_5f_OOoComputerComment"><text:s text:c="4"/></text:span><text:span text:style-name="_5f_OOoComputerKeyWord">else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Ident">value</text:span><text:span text:style-name="_5f_OOoComputerKeyWord">;</text:span><text:span text:style-name="_5f_OOoComputerComment"></text:span></text:p>
      <text:p text:style-name="P1"><text:span text:style-name="_5f_OOoComputerKeyWord">}</text:span><text:span text:style-name="_5f_OOoComputerComment"></text:span></text:p>
      <text:p text:style-name="P1"><text:span text:style-name="_5f_OOoComputerComment"></text:span></text:p>
      <text:p text:style-name="P1"><text:span text:style-name="_5f_OOoComputerKeyWord">template</text:span><text:span text:style-name="_5f_OOoComputerComment"> </text:span><text:span text:style-name="_5f_OOoComputerKeyWord">&lt;class</text:span><text:span text:style-name="_5f_OOoComputerComment"> </text:span><text:span text:style-name="_5f_OOoComputerIdent">_Key</text:span><text:span text:style-name="_5f_OOoComputerKeyWord">,</text:span><text:span text:style-name="_5f_OOoComputerComment"> </text:span><text:span text:style-name="_5f_OOoComputerKeyWord">class</text:span><text:span text:style-name="_5f_OOoComputerComment"> </text:span><text:span text:style-name="_5f_OOoComputerIdent">_Compare</text:span><text:span text:style-name="_5f_OOoComputerKeyWord">&gt;</text:span><text:span text:style-name="_5f_OOoComputerComment"></text:span></text:p>
      <text:p text:style-name="P1"><text:span text:style-name="_5f_OOoComputerKeyWord">typename</text:span><text:span text:style-name="_5f_OOoComputerComment"> 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key_type</text:span><text:span text:style-name="_5f_OOoComputerKeyWord">&amp;</text:span><text:span text:style-name="_5f_OOoComputerIdent">BST</text:span><text:span text:style-name="_5f_OOoComputerKeyWord">&lt;</text:span><text:span text:style-name="_5f_OOoComputerIdent">_Key</text:span><text:span text:style-name="_5f_OOoComputerKeyWord">,</text:span><text:span text:style-name="_5f_OOoComputerIdent">_Compare</text:span><text:span text:style-name="_5f_OOoComputerKeyWord">&gt;::</text:span><text:span text:style-name="_5f_OOoComputerIdent">Node</text:span><text:span text:style-name="_5f_OOoComputerKeyWord">::</text:span><text:span text:style-name="_5f_OOoComputerIdent">max</text:span><text:span text:style-name="_5f_OOoComputerKeyWord">()</text:span><text:span text:style-name="_5f_OOoComputerComment"></text:span></text:p>
      <text:p text:style-name="P1"><text:span text:style-name="_5f_OOoComputerKeyWord">{</text:span><text:span text:style-name="_5f_OOoComputerComment"></text:span></text:p>
      <text:p text:style-name="P1"><text:span text:style-name="_5f_OOoComputerComment"><text:s text:c="4"/></text:span><text:span text:style-name="_5f_OOoComputerKeyWord">if</text:span><text:span text:style-name="_5f_OOoComputerComment"> </text:span><text:span text:style-name="_5f_OOoComputerKeyWord">(</text:span><text:span text:style-name="_5f_OOoComputerIdent">right</text:span><text:span text:style-name="_5f_OOoComputerComment"> </text:span><text:span text:style-name="_5f_OOoComputerKeyWord">!=</text:span><text:span text:style-name="_5f_OOoComputerComment"> </text:span><text:span text:style-name="_5f_OOoComputerKeyWord">nullptr)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Ident">right</text:span><text:span text:style-name="_5f_OOoComputerKeyWord">-&gt;</text:span><text:span text:style-name="_5f_OOoComputerIdent">max</text:span><text:span text:style-name="_5f_OOoComputerKeyWord">();</text:span><text:span text:style-name="_5f_OOoComputerComment"></text:span></text:p>
      <text:p text:style-name="P1"><text:span text:style-name="_5f_OOoComputerComment"><text:s text:c="4"/></text:span><text:span text:style-name="_5f_OOoComputerKeyWord">else</text:span><text:span text:style-name="_5f_OOoComputerComment"></text:span></text:p>
      <text:p text:style-name="P1"><text:span text:style-name="_5f_OOoComputerComment"><text:s text:c="8"/></text:span><text:span text:style-name="_5f_OOoComputerKeyWord">return</text:span><text:span text:style-name="_5f_OOoComputerComment"> </text:span><text:span text:style-name="_5f_OOoComputerIdent">value</text:span><text:span text:style-name="_5f_OOoComputerKeyWord">;</text:span><text:span text:style-name="_5f_OOoComputerComment"></text:span></text:p>
      <text:p text:style-name="P1"><text:span text:style-name="_5f_OOoComputerKeyWord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03:45:16.570392050</meta:creation-date>
    <dc:date>2014-01-06T03:51:02.582496210</dc:date>
    <meta:editing-duration>PT53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5" meta:paragraph-count="225" meta:word-count="502" meta:character-count="4580" meta:non-whitespace-character-count="3111"/>
  </office:meta>
</office:document-meta>
</file>